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52.28mm"/>
    </style:style>
    <style:style style:name="co6" style:family="table-column">
      <style:table-column-properties fo:break-before="auto" style:column-width="42.76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138.89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11.09mm" fo:break-before="auto" style:use-optimal-row-height="false"/>
    </style:style>
    <style:style style:name="ro4" style:family="table-row">
      <style:table-row-properties style:row-height="13.74mm" fo:break-before="auto" style:use-optimal-row-height="false"/>
    </style:style>
    <style:style style:name="ro5" style:family="table-row">
      <style:table-row-properties style:row-height="10.78mm" fo:break-before="auto" style:use-optimal-row-height="true"/>
    </style:style>
    <style:style style:name="ro6" style:family="table-row">
      <style:table-row-properties style:row-height="14.2mm" fo:break-before="auto" style:use-optimal-row-height="true"/>
    </style:style>
    <style:style style:name="ro7" style:family="table-row">
      <style:table-row-properties style:row-height="17.62mm" fo:break-before="auto" style:use-optimal-row-height="true"/>
    </style:style>
    <style:style style:name="ro8" style:family="table-row">
      <style:table-row-properties style:row-height="10.83mm" fo:break-before="auto" style:use-optimal-row-height="true"/>
    </style:style>
    <style:style style:name="ro9" style:family="table-row">
      <style:table-row-properties style:row-height="17.71mm" fo:break-before="auto" style:use-optimal-row-height="true"/>
    </style:style>
    <style:style style:name="ro10" style:family="table-row">
      <style:table-row-properties style:row-height="14.27mm" fo:break-before="auto" style:use-optimal-row-height="true"/>
    </style:style>
    <style:style style:name="ro11" style:family="table-row">
      <style:table-row-properties style:row-height="11.01mm" fo:break-before="auto" style:use-optimal-row-height="true"/>
    </style:style>
    <style:style style:name="ro12" style:family="table-row">
      <style:table-row-properties style:row-height="17.94mm" fo:break-before="auto" style:use-optimal-row-height="true"/>
    </style:style>
    <style:style style:name="ro13" style:family="table-row">
      <style:table-row-properties style:row-height="14.48mm" fo:break-before="auto" style:use-optimal-row-height="true"/>
    </style:style>
    <style:style style:name="ro14" style:family="table-row">
      <style:table-row-properties style:row-height="10.81mm" fo:break-before="auto" style:use-optimal-row-height="true"/>
    </style:style>
    <style:style style:name="ro15" style:family="table-row">
      <style:table-row-properties style:row-height="18.03mm" fo:break-before="auto" style:use-optimal-row-height="true"/>
    </style:style>
    <style:style style:name="ro16" style:family="table-row">
      <style:table-row-properties style:row-height="14.43mm" fo:break-before="auto" style:use-optimal-row-height="true"/>
    </style:style>
    <style:style style:name="ro17" style:family="table-row">
      <style:table-row-properties style:row-height="11.04mm" fo:break-before="auto" style:use-optimal-row-height="true"/>
    </style:style>
    <style:style style:name="ro18" style:family="table-row">
      <style:table-row-properties style:row-height="14.53mm" fo:break-before="auto" style:use-optimal-row-height="true"/>
    </style:style>
    <style:style style:name="ro19" style:family="table-row">
      <style:table-row-properties style:row-height="18.01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ce1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rix mètre carrée</text:p>
          </table:table-cell>
          <table:table-cell office:value-type="string" calcext:value-type="string">
            <text:p>Logement vacants en %</text:p>
          </table:table-cell>
          <table:table-cell office:value-type="string" calcext:value-type="string">
            <text:p>Taux de chômage en %</text:p>
          </table:table-cell>
          <table:table-cell office:value-type="string" calcext:value-type="string">
            <text:p>Taux de pauvreté en %</text:p>
          </table:table-cell>
          <table:table-cell office:value-type="string" calcext:value-type="string">
            <text:p>hôpitaux</text:p>
          </table:table-cell>
          <table:table-cell office:value-type="string" calcext:value-type="string">
            <text:p>maternité</text:p>
          </table:table-cell>
          <table:table-cell office:value-type="string" calcext:value-type="string">
            <text:p>commerces alimentaire</text:p>
          </table:table-cell>
          <table:table-cell office:value-type="string" calcext:value-type="string">
            <text:p>commerces non alimentaires</text:p>
          </table:table-cell>
          <table:table-cell office:value-type="string" calcext:value-type="string">
            <text:p>restauration</text:p>
          </table:table-cell>
          <table:table-cell office:value-type="string" calcext:value-type="string">
            <text:p>Parti Politique</text:p>
          </table:table-cell>
          <table:table-cell office:value-type="string" calcext:value-type="string">
            <text:p>crèche</text:p>
          </table:table-cell>
          <table:table-cell office:value-type="string" calcext:value-type="string">
            <text:p>maternelle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collège</text:p>
          </table:table-cell>
          <table:table-cell office:value-type="string" calcext:value-type="string">
            <text:p>lycée</text:p>
          </table:table-cell>
          <table:table-cell office:value-type="string" calcext:value-type="string">
            <text:p>université</text:p>
          </table:table-cell>
          <table:table-cell office:value-type="string" calcext:value-type="string">
            <text:p>taux de criminalité</text:p>
          </table:table-cell>
          <table:table-cell table:style-name="Default" office:value-type="string" calcext:value-type="string">
            <text:p>transport</text:p>
          </table:table-cell>
          <table:table-cell table:number-columns-repeated="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style-name="ce2" table:number-columns-repeated="7"/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style-name="ce2" table:number-columns-repeated="7"/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style-name="ce2" table:number-columns-repeated="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style-name="ce2" table:number-columns-repeated="7"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style-name="ce2" table:number-columns-repeated="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style-name="ce2" table:number-columns-repeated="7"/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style-name="ce2" table:number-columns-repeated="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style-name="ce2" table:number-columns-repeated="7"/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style-name="ce2" table:number-columns-repeated="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style-name="ce2" table:number-columns-repeated="7"/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style-name="ce2" table:number-columns-repeated="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style-name="ce2" table:number-columns-repeated="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style-name="ce2" table:number-columns-repeated="7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style-name="ce2" table:number-columns-repeated="7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style-name="ce2" table:number-columns-repeated="7"/>
        </table:table-row>
        <table:table-row table:style-name="ro9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style-name="ce2" table:number-columns-repeated="7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style-name="ce2" table:number-columns-repeated="7"/>
        </table:table-row>
        <table:table-row table:style-name="ro9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style-name="ce2" table:number-columns-repeated="7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style-name="ce2"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0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0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9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9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9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9"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9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8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0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0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3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2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3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2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3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2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6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5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4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8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8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9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9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9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9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9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8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8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9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9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9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9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9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7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6717" calcext:value-type="float">
            <text:p>16717</text:p>
          </table:table-cell>
          <table:table-cell office:value-type="float" office:value="11189" calcext:value-type="float">
            <text:p>11189</text:p>
          </table:table-cell>
          <table:table-cell office:value-type="float" office:value="9.9" calcext:value-type="float">
            <text:p>9,9</text:p>
          </table:table-cell>
          <table:table-cell office:value-type="float" office:value="10.1" calcext:value-type="float">
            <text:p>10,1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8" calcext:value-type="float">
            <text:p>127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7,8,11,12,14</text:p>
            <text:p>RER : A,B,D</text:p>
            <text:p>Bus : 21,24,26,27,29,58,67,69,70,72,74,75,76,81,42,52,73,84,94,N11,N24,N15,N16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1263" calcext:value-type="float">
            <text:p>21263</text:p>
          </table:table-cell>
          <table:table-cell office:value-type="float" office:value="10226" calcext:value-type="float">
            <text:p>10226</text:p>
          </table:table-cell>
          <table:table-cell office:value-type="float" office:value="12.7" calcext:value-type="float">
            <text:p>12,7</text:p>
          </table:table-cell>
          <table:table-cell office:value-type="float" office:value="11.1" calcext:value-type="float">
            <text:p>11,1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ELV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tro : 3,4,7,8,9</text:p>
            <text:p>RER : </text:p>
            <text:p>Bus : 20,21,27,29,67,68,81,85,95,39,52,74,48,N15,N16,N23,N12,N13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5077" calcext:value-type="float">
            <text:p>35077</text:p>
          </table:table-cell>
          <table:table-cell office:value-type="float" office:value="10951" calcext:value-type="float">
            <text:p>10951</text:p>
          </table:table-cell>
          <table:table-cell office:value-type="float" office:value="9.2" calcext:value-type="float">
            <text:p>9,2</text:p>
          </table:table-cell>
          <table:table-cell office:value-type="float" office:value="10.8" calcext:value-type="float">
            <text:p>10,8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72" calcext:value-type="float">
            <text:p>97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3,4,5,8,9,11</text:p>
            <text:p>RER : </text:p>
            <text:p>Bus : 20,29,38,39,47,56,65,75,96,N12,N23,N13,N14</text:p>
          </table:table-cell>
          <table:table-cell table:number-columns-repeated="7"/>
        </table:table-row>
        <table:table-row table:style-name="ro18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6796" calcext:value-type="float">
            <text:p>26796</text:p>
          </table:table-cell>
          <table:table-cell office:value-type="float" office:value="11613" calcext:value-type="float">
            <text:p>11613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12" calcext:value-type="float">
            <text:p>101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4,5,7,8,11,14</text:p>
            <text:p>RER : B,C</text:p>
            <text:p>Bus : 20,29,38,47,58,65,67,69,70,72,74,75,76,86,87,91,96,N11,N16,N15,N22,N02,N12,N13,N21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60030" calcext:value-type="float">
            <text:p>60030</text:p>
          </table:table-cell>
          <table:table-cell office:value-type="float" office:value="10858" calcext:value-type="float">
            <text:p>10858</text:p>
          </table:table-cell>
          <table:table-cell office:value-type="float" office:value="5.6" calcext:value-type="float">
            <text:p>5,6</text:p>
          </table:table-cell>
          <table:table-cell office:value-type="float" office:value="9.9" calcext:value-type="float">
            <text:p>9,9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ro : 4,5,7,10</text:p>
            <text:p>RER : B,C</text:p>
            <text:p>Bus : 24,47,89,83,67,84,63,87,86,21,27,38,85,96,57,91,89,N15,N22,N12,N13,N14,N21,N01</text:p>
          </table:table-cell>
          <table:table-cell table:number-columns-repeated="7"/>
        </table:table-row>
        <table:table-row table:style-name="ro18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3134" calcext:value-type="float">
            <text:p>43134</text:p>
          </table:table-cell>
          <table:table-cell office:value-type="float" office:value="12676" calcext:value-type="float">
            <text:p>12676</text:p>
          </table:table-cell>
          <table:table-cell office:value-type="float" office:value="5.5" calcext:value-type="float">
            <text:p>5,5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82" calcext:value-type="float">
            <text:p>178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4,6,10,12,13</text:p>
            <text:p>RER : B,C</text:p>
            <text:p>Bus : 58,82,83,89,68,94,95,96,28,92,39,70,87,84,86,63,21,27,38,85,N02,N12,N13,N14,N21,N122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55486" calcext:value-type="float">
            <text:p>55486</text:p>
          </table:table-cell>
          <table:table-cell office:value-type="float" office:value="12364" calcext:value-type="float">
            <text:p>12364</text:p>
          </table:table-cell>
          <table:table-cell office:value-type="float" office:value="5.7" calcext:value-type="float">
            <text:p>5,7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32" calcext:value-type="float">
            <text:p>10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8,10,12,13</text:p>
            <text:p>RER : C</text:p>
            <text:p>Bus : 68,69,63,73,83,84,94,39,95,24,70,92,82,28,87,80,42,N12,N13,N01,N02</text:p>
          </table:table-cell>
          <table:table-cell table:number-columns-repeated="7"/>
        </table:table-row>
        <table:table-row table:style-name="ro19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10199" calcext:value-type="float">
            <text:p>10199</text:p>
          </table:table-cell>
          <table:table-cell office:value-type="float" office:value="10.1" calcext:value-type="float">
            <text:p>10,1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545" calcext:value-type="float">
            <text:p>154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8,9,12,13,14</text:p>
            <text:p>RER : E</text:p>
            <text:p>Bus : 31,43,93,341,30,84,22,52,73,92,32,28,83,42,80,72,63,21,20,53,66,528,94,95,N11,N24,N53,N02,N01,N15,N16,N51,N52,N150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59389" calcext:value-type="float">
            <text:p>59389</text:p>
          </table:table-cell>
          <table:table-cell office:value-type="float" office:value="9179" calcext:value-type="float">
            <text:p>9179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L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7,8,9,12,13,14</text:p>
            <text:p>RER : A,E</text:p>
            <text:p>Bus : 81,68,74,30,54,67,26,32,43,42,85,20,21,29,95,66,27,22,53,48,N01,N15,N16</text:p>
          </table:table-cell>
          <table:table-cell table:number-columns-repeated="7"/>
        </table:table-row>
        <table:table-row table:style-name="ro19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92228" calcext:value-type="float">
            <text:p>92228</text:p>
          </table:table-cell>
          <table:table-cell office:value-type="float" office:value="8416" calcext:value-type="float">
            <text:p>8416</text:p>
          </table:table-cell>
          <table:table-cell office:value-type="float" office:value="11.9" calcext:value-type="float">
            <text:p>11,9</text:p>
          </table:table-cell>
          <table:table-cell office:value-type="float" office:value="12.3" calcext:value-type="float">
            <text:p>12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,4,5,7,7bis,8,9,11</text:p>
            <text:p>RER : B,D,E</text:p>
            <text:p>Bus : 35,38,39,46,65,350,42,43,48,26,32,30,31,54,56,302,47,75,N42,N45,N02,N12,N23,N43,N01,N14,N44,N13,N41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51542" calcext:value-type="float">
            <text:p>151542</text:p>
          </table:table-cell>
          <table:table-cell office:value-type="float" office:value="8742" calcext:value-type="float">
            <text:p>8742</text:p>
          </table:table-cell>
          <table:table-cell office:value-type="float" office:value="8.7" calcext:value-type="float">
            <text:p>8,7</text:p>
          </table:table-cell>
          <table:table-cell office:value-type="float" office:value="11.7" calcext:value-type="float">
            <text:p>11,7</text:p>
          </table:table-cell>
          <table:table-cell office:value-type="float" office:value="16.1" calcext:value-type="float">
            <text:p>16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40" calcext:value-type="float">
            <text:p>134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5,6,8,9,11</text:p>
            <text:p>RER : A</text:p>
            <text:p>Bus : 20,29,46,56,57,61,65,69,76,86,87,91,96,N01,N02,N11,N16,N34,N12,N23</text:p>
          </table:table-cell>
          <table:table-cell table:number-columns-repeated="7"/>
        </table:table-row>
        <table:table-row table:style-name="ro19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43922" calcext:value-type="float">
            <text:p>143922</text:p>
          </table:table-cell>
          <table:table-cell office:value-type="float" office:value="8103" calcext:value-type="float">
            <text:p>8103</text:p>
          </table:table-cell>
          <table:table-cell office:value-type="float" office:value="6.4" calcext:value-type="float">
            <text:p>6,4</text:p>
          </table:table-cell>
          <table:table-cell office:value-type="float" office:value="10.5" calcext:value-type="float">
            <text:p>10,5</text:p>
          </table:table-cell>
          <table:table-cell office:value-type="float" office:value="14.5" calcext:value-type="float">
            <text:p>14,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5,6,8,9,14</text:p>
            <text:p>RER : A</text:p>
            <text:p>Bus : 46,56,112,114,115,118,124,210,318,325,20,65,63,57,61,64,26,76,86,351,111,109,91,N01,N31,N16,N34,N11,N33,N35,N32,N130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182318" calcext:value-type="float">
            <text:p>182318</text:p>
          </table:table-cell>
          <table:table-cell office:value-type="float" office:value="7880" calcext:value-type="float">
            <text:p>788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,6</text:p>
          </table:table-cell>
          <table:table-cell office:value-type="float" office:value="16.3" calcext:value-type="float">
            <text:p>16,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PS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5,6,7,10,14</text:p>
            <text:p>RER : C</text:p>
            <text:p>Bus : 21,27,47,57,62,64,67,83,89,91,132,325,N15,N144,N31,N22,N02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float" office:value="141230" calcext:value-type="float">
            <text:p>141230</text:p>
          </table:table-cell>
          <table:table-cell office:value-type="float" office:value="8810" calcext:value-type="float">
            <text:p>8810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12,13</text:p>
            <text:p>RER : B</text:p>
            <text:p>Bus : 38,68,88,216,62,21,28,194,388,58,191,95,N21,N122,N14,N63,N66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235366" calcext:value-type="float">
            <text:p>235366</text:p>
          </table:table-cell>
          <table:table-cell office:value-type="float" office:value="8820" calcext:value-type="float">
            <text:p>8820</text:p>
          </table:table-cell>
          <table:table-cell office:value-type="float" office:value="7.9" calcext:value-type="float">
            <text:p>7,9</text:p>
          </table:table-cell>
          <table:table-cell office:value-type="float" office:value="9.9" calcext:value-type="float">
            <text:p>9,9</text:p>
          </table:table-cell>
          <table:table-cell office:value-type="float" office:value="11.6" calcext:value-type="float">
            <text:p>11,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497" calcext:value-type="float">
            <text:p>149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4,6,8,10,12,13</text:p>
            <text:p>RER : C</text:p>
            <text:p>Bus : 39,62,42,88,80,70,89,24,91,92,94,95,96,N01,N02,N12,N13,N61,N62,N63,N66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float" office:value="165745" calcext:value-type="float">
            <text:p>165745</text:p>
          </table:table-cell>
          <table:table-cell office:value-type="float" office:value="9474" calcext:value-type="float">
            <text:p>947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229" calcext:value-type="float">
            <text:p>12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ro : 1,2,6,9,10</text:p>
            <text:p>RER : A,C</text:p>
            <text:p>Bus : 22,30,32,52,62,63,70,72,73,82,92,PC1,N53,N12,N61</text:p>
          </table:table-cell>
          <table:table-cell table:number-columns-repeated="7"/>
        </table:table-row>
        <table:table-row table:style-name="ro19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float" office:value="170186" calcext:value-type="float">
            <text:p>170186</text:p>
          </table:table-cell>
          <table:table-cell office:value-type="float" office:value="9030" calcext:value-type="float">
            <text:p>9030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433" calcext:value-type="float">
            <text:p>1433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L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6,13</text:p>
            <text:p>RER : C</text:p>
            <text:p>Bus : 43,52,53,54,66,73,74,82,93,94,138,163,164,165,173,341,22,30,31,81,92,PC1,PC3,N11,N16,N52,N24,N153,N154,N15,N151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float" office:value="199135" calcext:value-type="float">
            <text:p>199135</text:p>
          </table:table-cell>
          <table:table-cell office:value-type="float" office:value="8009" calcext:value-type="float">
            <text:p>8009</text:p>
          </table:table-cell>
          <table:table-cell office:value-type="float" office:value="8.2" calcext:value-type="float">
            <text:p>8,2</text:p>
          </table:table-cell>
          <table:table-cell office:value-type="float" office:value="13.7" calcext:value-type="float">
            <text:p>13,7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623" calcext:value-type="float">
            <text:p>1623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4,12,13</text:p>
            <text:p>RER : </text:p>
            <text:p>Bus : 30,54,74,95,80,81,31,60,137,PC3,341,85,56,302,350,48,166,N14,N44,N43</text:p>
          </table:table-cell>
          <table:table-cell table:number-columns-repeated="7"/>
        </table:table-row>
        <table:table-row table:style-name="ro19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float" office:value="187156" calcext:value-type="float">
            <text:p>187156</text:p>
          </table:table-cell>
          <table:table-cell office:value-type="float" office:value="7519" calcext:value-type="float">
            <text:p>7519</text:p>
          </table:table-cell>
          <table:table-cell office:value-type="float" office:value="6.9" calcext:value-type="float">
            <text:p>6,9</text:p>
          </table:table-cell>
          <table:table-cell office:value-type="float" office:value="16.6" calcext:value-type="float">
            <text:p>16,6</text:p>
          </table:table-cell>
          <table:table-cell office:value-type="float" office:value="24.4" calcext:value-type="float">
            <text:p>2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2,3bis,5,7,7bis,11</text:p>
            <text:p>RER : </text:p>
            <text:p>Bus : 105,115,129,139,150,151,152,170,239,249,26,35,46,48,54,60,61,75,96,N12,N23,N52,N24,N153,N154,N15,N51</text:p>
          </table:table-cell>
          <table:table-cell table:number-columns-repeated="7"/>
        </table:table-row>
        <table:table-row table:style-name="ro17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95468" calcext:value-type="float">
            <text:p>195468</text:p>
          </table:table-cell>
          <table:table-cell office:value-type="float" office:value="7495" calcext:value-type="float">
            <text:p>7495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,2</text:p>
          </table:table-cell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tro : 1,2,3,3bis,9,11</text:p>
            <text:p>RER :</text:p>
            <text:p>Bus : 26,48,56,57,60,61,64,69,76,86,96,105,102,351,N16,N34,N12,N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0:14:37.782023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17:25.416756170</meta:creation-date>
    <dc:date>2017-11-30T20:19:12.738094098</dc:date>
    <meta:editing-duration>PT1H12M32S</meta:editing-duration>
    <meta:editing-cycles>12</meta:editing-cycles>
    <meta:generator>LibreOffice/5.3.1.2$Linux_X86_64 LibreOffice_project/30m0$Build-2</meta:generator>
    <meta:document-statistic meta:table-count="1" meta:cell-count="4421" meta:object-count="0"/>
  </office:meta>
</office:document-meta>
</file>